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ce181e" officeooo:rsid="000d51c3" officeooo:paragraph-rsid="000d51c3"/>
    </style:style>
    <style:style style:name="P2" style:family="paragraph" style:parent-style-name="Standard">
      <style:paragraph-properties fo:text-align="start" style:justify-single-word="false"/>
      <style:text-properties fo:color="#000000" officeooo:rsid="000d51c3" officeooo:paragraph-rsid="000d51c3"/>
    </style:style>
    <style:style style:name="P3" style:family="paragraph" style:parent-style-name="Standard">
      <style:paragraph-properties fo:text-align="center" style:justify-single-word="false"/>
      <style:text-properties fo:color="#000000" officeooo:rsid="000d51c3" officeooo:paragraph-rsid="000d51c3"/>
    </style:style>
    <style:style style:name="P4" style:family="paragraph" style:parent-style-name="Standard">
      <style:paragraph-properties fo:text-align="start" style:justify-single-word="false"/>
      <style:text-properties fo:color="#000000" officeooo:rsid="000d51c3" officeooo:paragraph-rsid="000d51c3"/>
    </style:style>
    <style:style style:name="T1" style:family="text">
      <style:text-properties officeooo:rsid="000d5a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ry</text:p>
      <text:p text:style-name="P1"/>
      <text:p text:style-name="P3">Jonathan Torric<text:span text:style-name="T1">o</text:span></text:p>
      <text:p text:style-name="P2"/>
      <text:p text:style-name="P2">1. Introducción General sobre el Desarrollo.</text:p>
      <text:p text:style-name="P2">2. Resumen Principal.</text:p>
      <text:p text:style-name="P2">3. Detalles sobre Gameplay.</text:p>
      <text:p text:style-name="P2"/>
      <text:p text:style-name="P2"/>
      <text:p text:style-name="P2">1. Introducción General sobre el Desarrollo.</text:p>
      <text:p text:style-name="P2"/>
      <text:p text:style-name="P2"><text:tab/>El juego va a ser creado a través de Unity Engine 2017.3.1f1 en C#, este sera un 2D Top-Down Shooter, donde el jugador se enfrenta a enemigos mientras avanza de un punto del mapa a otro.</text:p>
      <text:p text:style-name="P2"/>
      <text:p text:style-name="P2">Cabe mencionar que el juego sera exportado a Windows x86/x64 y Linux X/11, a través de la plataforma de GitHub.</text:p>
      <text:p text:style-name="P2"/>
      <text:p text:style-name="P2">2.Resumen Principal.</text:p>
      <text:p text:style-name="P2"/>
      <text:p text:style-name="P2"><text:tab/>En si, no existirá una compleja historia con respecto al juego ya que es un simple shooter, el objetivo de este proyecto en realidad es poner en uso la topologia de trabajo SCRUM, desarrollando una aplicación con uso en múltiples sistemas operativos utilizando un motor grafico, aunque podemos dar un poco de información para entender el resultado del juego.</text:p>
      <text:p text:style-name="P2"/>
      <text:p text:style-name="P2">3. Detalles sobre Gameplay.</text:p>
      <text:p text:style-name="P2"/>
      <text:p text:style-name="P2"><text:tab/>Como bien mencionado anteriormente, el juego sera un 2D Top-Down Shooter, con cámara fijada en el jugador, este peleara contra enemigos mientras avanza por distintas zonas, moviéndose de punto A hacia un punto B, para finalizar el nivel y pasar al siguiente, nuestro personaje contara con varias armas para poder defenderse como: </text:p>
      <text:p text:style-name="P2"/>
      <text:p text:style-name="P2"><text:tab/>- Pistola.</text:p>
      <text:p text:style-name="P2"><text:tab/>- Rifle de Asalto.</text:p>
      <text:p text:style-name="P2"><text:tab/>- Escopeta.</text:p>
      <text:p text:style-name="P2"/>
      <text:p text:style-name="P2">Si bien es un numero limitado de armamento, también podrá utilizar power-ups temporales y PickUps que servirán para ayudar al jugador, como:</text:p>
      <text:p text:style-name="P2"/>
      <text:p text:style-name="P2"><text:tab/>- MedKits</text:p>
      <text:p text:style-name="P2"><text:tab/>- Mayor Velocidad de movimiento.</text:p>
      <text:p text:style-name="P2"/>
      <text:p text:style-name="P2"/>
      <text:p text:style-name="P2"/>
      <text:p text:style-name="P2"/>
      <text:p text:style-name="P2"/>
      <text:p text:style-name="P2"/>
      <text:p text:style-name="P2"/>
      <text:p text:style-name="P2"/>
      <text:p text:style-name="P2"/>
      <text:p text:style-name="P2"/>
      <text:p text:style-name="P2"><text:soft-page-break/>El juego contara por ahora de 3 niveles (por ahora), se incluirá un menú con sus respectivas opciones:</text:p>
      <text:p text:style-name="P2"/>
      <text:p text:style-name="P2"><text:tab/>- Jugar</text:p>
      <text:p text:style-name="P2"><text:tab/><text:tab/>- Selección de Nivel</text:p>
      <text:p text:style-name="P2"><text:tab/><text:tab/><text:tab/>- Nivel 1</text:p>
      <text:p text:style-name="P2"><text:tab/><text:tab/><text:tab/>- Nivel 2</text:p>
      <text:p text:style-name="P2"><text:tab/><text:tab/><text:tab/>- Nivel 3</text:p>
      <text:p text:style-name="P2"><text:tab/>- Configuración</text:p>
      <text:p text:style-name="P2"><text:tab/><text:tab/>- Sonido</text:p>
      <text:p text:style-name="P2"><text:tab/><text:tab/>- Resolución</text:p>
      <text:p text:style-name="P2"><text:tab/><text:tab/>- Toogle Fullscreen</text:p>
      <text:p text:style-name="P2"><text:tab/><text:tab/>- Calidad</text:p>
      <text:p text:style-name="P2"><text:tab/>- Sal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4:34:46.812000000</meta:creation-date>
    <dc:date>2018-05-15T20:31:32.721000000</dc:date>
    <meta:editing-duration>PT4M48S</meta:editing-duration>
    <meta:editing-cycles>3</meta:editing-cycles>
    <meta:generator>LibreOffice/6.0.2.1$Windows_X86_64 LibreOffice_project/f7f06a8f319e4b62f9bc5095aa112a65d2f3ac89</meta:generator>
    <meta:document-statistic meta:table-count="0" meta:image-count="0" meta:object-count="0" meta:page-count="2" meta:paragraph-count="30" meta:word-count="278" meta:character-count="1664" meta:non-whitespace-character-count="1385"/>
  </office:meta>
</office:document-meta>
</file>